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language="fr" fo:country="FR" style:font-size-asian="15pt" style:language-asian="zxx" style:country-asian="none" style:font-size-complex="15pt" style:language-complex="zxx" style:country-complex="none"/>
    </style:style>
    <style:style style:name="P2" style:family="paragraph" style:parent-style-name="Standard">
      <style:paragraph-properties fo:text-align="center" style:justify-single-word="false"/>
      <style:text-properties fo:color="#c5000b" fo:font-size="20pt" fo:language="fr" fo:country="FR"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fo:color="#c5000b" fo:font-size="20pt" fo:language="fr" fo:country="FR" fo:font-weight="bold" style:font-size-asian="20pt" style:language-asian="zxx" style:country-asian="none" style:font-weight-asian="bold" style:font-size-complex="20pt" style:language-complex="zxx"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éfis insurmontables de Telim'Gar</text:p>
      <text:p text:style-name="P2">Version Wip 1, seulement 2 défis finis.</text:p>
      <text:p text:style-name="P1"/>
      <text:p text:style-name="P1">Ce module vous propose une douzaine d'arènes à visiter pour accéder à l'arène ultime ou vous pourrez rencontrer Telim'gar lui même.</text:p>
      <text:p text:style-name="P1"/>
      <text:p text:style-name="P1">Pour commencer, allez parler au Golem maître des défis sur le pont. Il vous proposera de vous envoyer sur onze arènes proposées dans l'ordre de difficulté mais sans toutefois vous préciser en quoi elle consistent.</text:p>
      <text:p text:style-name="P1"/>
      <text:p text:style-name="P1">Chaque arène est une nouvelle carte tirée de PST avec ses propres règles. Sur certaines vous subirez des inconvénients faciles à gérer ou au contraire ignobles : si vous trouvez qu'un des défis est impossible, sachez ceci : ce module est sans pitié, inutile de vous plaindre.</text:p>
      <text:p text:style-name="P1"/>
      <text:p text:style-name="P1">Il y a plusieurs choses à savoir sur les défis :</text:p>
      <text:p text:style-name="P1">- Une fois entrés, vous ne pouvez plus en sortir avant d'avoir trouvé la rune pour sortir (en général en possession du boss, mais pas toujours).</text:p>
      <text:p text:style-name="P1">- Si vous utilisez une voie de sortie spéciale, comme aller dans l'Antichambre ou n'importe quelle autre téléportation vers une autre zone, le défi est invalidé : vous pourrez droper la rune de sortie mais vous ne pourrez pas accéder à l’arène finale.</text:p>
      <text:p text:style-name="P1">- Les arènes sont remplies de monstres qui ont tous une amélioration aléatoire. 57 amélioration sont possibles, certaine insignifiantes, d'autres redoutables. Mettez la pause et regardez bien ce que vous affrontez.</text:p>
      <text:p text:style-name="P1">- Les monstres sont immunisés aux dégâts de zone des autres monstres et des pièges.</text:p>
      <text:p text:style-name="P1">- Vous n'êtes pas obligés de tuer tous les monstres pour accéder au boss. Parfois il est placé sur la carte dés le début. Parfois il vient plus tard. Parfois il est caché, vous devez le trouvez.... chaque carte à ses propre règle concernant son boss.</text:p>
      <text:p text:style-name="P1">- Les monstres vous empêchent de dormir. Vous ne pourrez dormir que quand vous les aurez tous tué. Penser à lancer vos sorts de pré-bataille avant de rentrer.</text:p>
      <text:p text:style-name="P1"/>
      <text:p text:style-name="P1"/>
      <text:p text:style-name="P1">Quand vous serez sortis victorieux des onze défis, le Golem maître des défis vous proposera de rencontrer son maître : à vous l'arène finale, et bonne ch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8M10S</meta:editing-duration>
    <meta:editing-cycles>12</meta:editing-cycles>
    <meta:generator>OpenOffice/4.1.14$Win32 OpenOffice.org_project/4114m1$Build-9811</meta:generator>
    <dc:date>2025-10-21T11:22:48.23</dc:date>
    <meta:document-statistic meta:table-count="0" meta:image-count="0" meta:object-count="0" meta:page-count="1" meta:paragraph-count="13" meta:word-count="341" meta:character-count="1997"/>
    <meta:user-defined meta:name="Info 1"/>
    <meta:user-defined meta:name="Info 2"/>
    <meta:user-defined meta:name="Info 3"/>
    <meta:user-defined meta:name="Info 4"/>
  </office:meta>
</office:document-meta>
</file>